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245cm" draw:marker-end-width="0.245cm" draw:fill="none" draw:fill-color="#808080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width="0.03cm" draw:marker-start-width="0.245cm" draw:marker-end-width="0.245cm" draw:fill="solid" draw:fill-color="#0000ff" draw:textarea-horizontal-align="justify" draw:textarea-vertical-align="middle" draw:auto-grow-height="fals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width="0.03cm" draw:marker-start-width="0.245cm" draw:marker-end-width="0.245cm" draw:fill="solid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width="0.03cm" draw:marker-start-width="0.245cm" draw:marker-end-width="0.245cm" draw:fill="solid" draw:fill-color="#00ff00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3.25cm"/>
    </style:style>
    <style:style style:name="gr12" style:family="graphic" style:parent-style-name="standard">
      <style:graphic-properties draw:stroke="none" svg:stroke-color="#000000" draw:fill="none" draw:fill-color="#ffffff" fo:min-height="3.75cm"/>
    </style:style>
    <style:style style:name="gr13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14" style:family="graphic" style:parent-style-name="standard">
      <style:graphic-properties draw:stroke="none" svg:stroke-color="#000000" draw:fill="none" draw:fill-color="#ffffff" fo:min-height="4.532cm"/>
    </style:style>
    <style:style style:name="gr15" style:family="graphic" style:parent-style-name="standard">
      <style:graphic-properties draw:stroke="none" svg:stroke-color="#000000" draw:fill="none" draw:fill-color="#ffffff" fo:min-height="4.032cm"/>
    </style:style>
    <style:style style:name="gr16" style:family="graphic" style:parent-style-name="standard">
      <style:graphic-properties draw:stroke="none" svg:stroke-color="#000000" draw:fill="none" draw:fill-color="#ffffff" fo:min-height="1.671cm"/>
    </style:style>
    <style:style style:name="gr17" style:family="graphic" style:parent-style-name="standard">
      <style:graphic-properties svg:stroke-width="0.03cm" draw:textarea-horizontal-align="center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fo:min-height="2.95cm"/>
    </style:style>
    <style:style style:name="gr19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20" style:family="graphic" style:parent-style-name="standard">
      <style:graphic-properties draw:stroke="none" svg:stroke-width="0.03cm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width="0.03cm" draw:marker-start-width="0.245cm" draw:marker-end-width="0.245cm" draw:fill="solid" draw:fill-color="#c0c0c0" draw:textarea-horizontal-align="justify" draw:textarea-vertical-align="middle" draw:auto-grow-height="false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800000" draw:fill="none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family="'Airbus Special'" style:font-pitch="variable" fo:font-size="24pt" style:font-size-asian="24pt" style:font-size-complex="2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family="'Airbus Special'" style:font-pitch="variable" fo:font-size="11pt" style:font-size-asian="11pt" style:font-size-complex="11pt"/>
    </style:style>
    <style:style style:name="P7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text-align="center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text-properties fo:font-family="'Airbus Special'" style:font-pitch="variable" fo:font-size="13pt" style:font-size-asian="13pt" style:font-size-complex="13pt"/>
    </style:style>
    <style:style style:name="P11" style:family="paragraph">
      <style:paragraph-properties fo:text-align="justify"/>
      <style:text-properties fo:font-family="Helvetica" style:font-family-generic="swiss" style:font-pitch="variable" fo:font-size="10pt" style:font-size-asian="10pt" style:font-size-complex="10pt"/>
    </style:style>
    <style:style style:name="P12" style:family="paragraph">
      <style:paragraph-properties fo:margin-left="0cm" fo:margin-right="0cm" fo:text-indent="0cm">
        <style:tab-stops>
          <style:tab-stop style:position="1.081cm"/>
        </style:tab-stops>
      </style:paragraph-properties>
      <style:text-properties fo:font-family="Helvetica" style:font-family-generic="swiss" style:font-pitch="variable" fo:font-size="10pt" style:font-size-asian="10pt" style:font-size-complex="10pt"/>
    </style:style>
    <style:style style:name="P13" style:family="paragraph">
      <style:paragraph-properties fo:margin-left="0cm" fo:margin-right="0cm" fo:text-indent="0cm">
        <style:tab-stops>
          <style:tab-stop style:position="0.686cm"/>
        </style:tab-stops>
      </style:paragraph-properties>
      <style:text-properties fo:font-family="Helvetica" style:font-family-generic="swiss" style:font-pitch="variable" fo:font-size="10pt" style:font-size-asian="10pt" style:font-size-complex="10pt"/>
    </style:style>
    <style:style style:name="P14" style:family="paragraph">
      <style:paragraph-properties fo:text-align="center"/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P15" style:family="paragraph">
      <style:paragraph-properties fo:line-height="100%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6" style:family="paragraph">
      <style:paragraph-properties fo:line-height="100%" fo:text-align="end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7" style:family="paragraph">
      <style:paragraph-properties fo:text-align="start"/>
      <style:text-properties fo:font-size="6pt" fo:font-weight="normal" style:font-size-asian="6pt" style:font-weight-asian="normal" style:font-size-complex="6pt" style:font-weight-complex="normal"/>
    </style:style>
    <style:style style:name="P18" style:family="paragraph">
      <style:paragraph-properties fo:text-align="start"/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19" style:family="paragraph">
      <style:text-properties fo:font-family="Helvetica" style:font-family-generic="swiss" style:font-pitch="variable" fo:font-size="10pt" style:font-size-asian="10pt" style:font-size-complex="10pt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fo:color="#dc2300" fo:font-family="Helvetica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family="'Airbus Special'" style:font-pitch="variable" fo:font-size="24pt" style:font-size-asian="24pt" style:font-size-complex="24pt"/>
    </style:style>
    <style:style style:name="T2" style:family="text">
      <style:text-properties fo:font-family="'Airbus Special'" style:font-pitch="variable" fo:font-style="italic" style:font-style-asian="italic" style:font-style-complex="italic"/>
    </style:style>
    <style:style style:name="T3" style:family="text">
      <style:text-properties fo:font-family="'Airbus Special'" style:font-pitch="variable" fo:font-size="11pt" style:font-size-asian="11pt" style:font-size-complex="11pt"/>
    </style:style>
    <style:style style:name="T4" style:family="text"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'Airbus Special'" style:font-pitch="variable" fo:font-size="13pt" style:font-size-asian="13pt" style:font-size-complex="13pt"/>
    </style:style>
    <style:style style:name="T6" style:family="text">
      <style:text-properties fo:font-family="Helvetica" style:font-family-generic="swiss" style:font-pitch="variable" fo:font-size="10pt" style:font-size-asian="10pt" style:font-size-complex="10pt"/>
    </style:style>
    <style:style style:name="T7" style:family="text"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T8" style:family="text"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dc2300" fo:font-family="Helvetica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28.5cm" svg:x="0.5cm" svg:y="0.5cm">
          <text:p/>
        </draw:rect>
        <draw:frame draw:style-name="gr2" draw:text-style-name="P2" draw:layer="layout" svg:width="8.778cm" svg:height="1.534cm" svg:x="1.2cm" svg:y="1.466cm">
          <draw:text-box>
            <text:p><text:span text:style-name="T1">PX2FMU MANUAL</text:span></text:p>
          </draw:text-box>
        </draw:frame>
        <draw:frame draw:style-name="gr2" draw:text-style-name="P4" draw:layer="layout" svg:width="5.273cm" svg:height="0.997cm" svg:x="1.164cm" svg:y="2.488cm">
          <draw:text-box>
            <text:p text:style-name="P3"><text:span text:style-name="T2">VERSION 0.2 DEV</text:span></text:p>
          </draw:text-box>
        </draw:frame>
        <draw:g>
          <draw:g>
            <draw:rect draw:style-name="gr3" draw:text-style-name="P1" draw:layer="layout" svg:width="10cm" svg:height="7cm" svg:x="5.5cm" svg:y="14.5cm">
              <text:p/>
            </draw:rect>
            <draw:circle draw:style-name="gr4" draw:text-style-name="P1" draw:layer="layout" svg:width="0.42cm" svg:height="0.42cm" svg:x="7.19cm" svg:y="14.79cm">
              <text:p/>
            </draw:circle>
            <draw:circle draw:style-name="gr4" draw:text-style-name="P1" draw:layer="layout" svg:width="0.42cm" svg:height="0.42cm" svg:x="7.19cm" svg:y="20.79cm">
              <text:p/>
            </draw:circle>
            <draw:circle draw:style-name="gr4" draw:text-style-name="P1" draw:layer="layout" svg:width="0.42cm" svg:height="0.42cm" svg:x="13.19cm" svg:y="14.79cm">
              <text:p/>
            </draw:circle>
            <draw:circle draw:style-name="gr4" draw:text-style-name="P1" draw:layer="layout" svg:width="0.42cm" svg:height="0.42cm" svg:x="13.19cm" svg:y="20.79cm">
              <text:p/>
            </draw:circle>
            <draw:rect draw:style-name="gr5" draw:text-style-name="P6" draw:layer="layout" svg:width="2.615cm" svg:height="2.613cm" draw:transform="skewX (-0.000349065850398753) rotate (0.7853981633973) translate (8.485cm 18.236cm)" draw:corner-radius="0.2cm">
              <text:p text:style-name="P5"><text:span text:style-name="T3">STM32F2</text:span></text:p>
            </draw:rect>
            <draw:custom-shape draw:style-name="gr6" draw:text-style-name="P8" draw:layer="layout" svg:width="4.865cm" svg:height="0.909cm" draw:transform="rotate (-1.57079632679579) translate (6.509cm 14.635cm)">
              <text:p text:style-name="P7"><text:span text:style-name="T4">EXTERNAL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1.746cm" svg:height="0.909cm" draw:transform="rotate (-1.57079632679579) translate (6.509cm 19.625cm)">
              <text:p text:style-name="P7"><text:span text:style-name="T4">GP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1.418cm" svg:height="0.909cm" svg:x="9cm" svg:y="14.6cm">
              <text:p text:style-name="P7"><text:span text:style-name="T4">JTA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8" draw:layer="layout" svg:width="0.28cm" svg:height="0.909cm" svg:x="10.9cm" svg:y="14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8" draw:layer="layout" svg:width="0.28cm" svg:height="0.408cm" svg:x="10.9cm" svg:y="14.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" draw:text-style-name="P8" draw:layer="layout" svg:width="0.28cm" svg:height="0.909cm" svg:x="10.5cm" svg:y="14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28cm" svg:height="0.408cm" svg:x="10.5cm" svg:y="14.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" draw:text-style-name="P8" draw:layer="layout" svg:width="0.28cm" svg:height="0.909cm" svg:x="11.3cm" svg:y="14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8" draw:layer="layout" svg:width="0.28cm" svg:height="0.408cm" svg:x="11.3cm" svg:y="14.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6" draw:text-style-name="P8" draw:layer="layout" svg:width="1.318cm" svg:height="1.4cm" svg:x="11.682cm" svg:y="14.6cm">
              <text:p text:style-name="P7"><text:span text:style-name="T4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8" draw:layer="layout" svg:width="0.918cm" svg:height="0.909cm" svg:x="7.982cm" svg:y="14.591cm">
              <text:p text:style-name="P7"><text:span text:style-name="T4">R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8" draw:layer="layout" svg:width="0.571cm" svg:height="0.268cm" svg:x="8.156cm" svg:y="14.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8" draw:layer="layout" svg:width="6.757cm" svg:height="1.199cm" draw:transform="rotate (-1.57079632679579) translate (15.385cm 14.622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14.697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14.697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15.142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15.143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15.58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16.033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16.47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16.924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17.37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17.815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18.261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18.706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19.152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19.597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20.043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20.48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4.75cm 20.934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15.58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16.034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16.47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16.925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17.37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17.816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18.261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18.707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19.152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19.59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20.043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20.48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37cm" svg:height="0.371cm" draw:transform="rotate (-1.57079632679579) translate (15.194cm 20.934cm)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2" draw:text-style-name="P10" draw:layer="layout" svg:width="3.385cm" svg:height="0.946cm" svg:x="1.115cm" svg:y="4.054cm">
          <draw:text-box>
            <text:p text:style-name="P9"><text:span text:style-name="T5">Description</text:span></text:p>
          </draw:text-box>
        </draw:frame>
        <draw:frame draw:style-name="gr2" draw:text-style-name="P10" draw:layer="layout" svg:width="2.72cm" svg:height="0.946cm" svg:x="9.28cm" svg:y="4.054cm">
          <draw:text-box>
            <text:p text:style-name="P9"><text:span text:style-name="T5">Features</text:span></text:p>
          </draw:text-box>
        </draw:frame>
        <draw:frame draw:style-name="gr2" draw:text-style-name="P10" draw:layer="layout" svg:width="10.019cm" svg:height="0.946cm" svg:x="1cm" svg:y="9.5cm">
          <draw:text-box>
            <text:p text:style-name="P9"><text:span text:style-name="T5">Connectors, Jumpers and Dimensions</text:span></text:p>
          </draw:text-box>
        </draw:frame>
        <draw:frame draw:style-name="gr2" draw:text-style-name="P10" draw:layer="layout" svg:width="10.171cm" svg:height="0.946cm" svg:x="1cm" svg:y="22.5cm">
          <draw:text-box>
            <text:p text:style-name="P9"><text:span text:style-name="T5">Pinout and absolute maximum Ratings</text:span></text:p>
          </draw:text-box>
        </draw:frame>
        <draw:frame draw:style-name="gr11" draw:text-style-name="P11" draw:layer="layout" svg:width="7.2cm" svg:height="3.5cm" svg:x="1.1cm" svg:y="4.9cm">
          <draw:text-box>
            <text:p text:style-name="P11"><text:span text:style-name="T6">PX2FMU is a next-generation flight management unit (FMU). It combines autopilot and inertial measurement unit and allows to control an aircraft using a single-board solution. With 120 Mhz Cortex M3 processing power and 800 Hz sensor update rate it provides top performance.</text:span></text:p>
          </draw:text-box>
        </draw:frame>
        <draw:frame draw:style-name="gr12" draw:text-style-name="P12" draw:layer="layout" svg:width="7.7cm" svg:height="4.112cm" svg:x="9.3cm" svg:y="4.8cm">
          <draw:text-box>
            <text:list text:style-name="L1">
              <text:list-item>
                <text:p text:style-name="P12"><text:span text:style-name="T6">120 Mhz Cortex-M3 CPU (128 KB RAM, 1 MB Flash)</text:span></text:p>
              </text:list-item>
              <text:list-item>
                <text:p text:style-name="P12"><text:span text:style-name="T6">50 mW power consumption</text:span></text:p>
              </text:list-item>
              <text:list-item>
                <text:p text:style-name="P12"><text:span text:style-name="T6">USB Bootloader</text:span></text:p>
              </text:list-item>
              <text:list-item>
                <text:p text:style-name="P12"><text:span text:style-name="T6">50x35x6 mm (1.38x1.97x0.24“), 8g</text:span></text:p>
              </text:list-item>
              <text:list-item>
                <text:p text:style-name="P12"><text:span text:style-name="T6">4.3-8V wide supply input range</text:span></text:p>
              </text:list-item>
              <text:list-item>
                <text:p text:style-name="P13"><text:span text:style-name="T6">Selectable 3.3V or 5V IO</text:span></text:p>
              </text:list-item>
              <text:list-item>
                <text:p text:style-name="P13"><text:span text:style-name="T6">3D Gyro, ACC and Magnetometer</text:span></text:p>
              </text:list-item>
              <text:list-item>
                <text:p text:style-name="P13"><text:span text:style-name="T6">Barometric pressure</text:span></text:p>
              </text:list-item>
              <text:list-item>
                <text:p text:style-name="P13"><text:span text:style-name="T6">CAN/SPI/I2C/4x UART interfaces</text:span></text:p>
              </text:list-item>
              <text:list-item>
                <text:p text:style-name="P13"><text:span text:style-name="T6">USB powered / 5V powered</text:span></text:p>
              </text:list-item>
            </text:list>
          </draw:text-box>
        </draw:frame>
        <draw:g>
          <draw:g>
            <draw:custom-shape draw:style-name="gr6" draw:text-style-name="P8" draw:layer="layout" svg:width="4.762cm" svg:height="0.845cm" draw:transform="rotate (-1.57079632679579) translate (10.967cm 23.63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1cm" svg:height="0.261cm" draw:transform="rotate (-1.57079632679579) translate (10.519cm 23.692cm)">
              <text:p text:style-name="P14">2</text:p>
              <draw:enhanced-geometry svg:viewBox="0 0 21600 21600" draw:type="rectangle" draw:enhanced-path="M 0 0 L 21600 0 21600 21600 0 21600 0 0 Z N"/>
            </draw:custom-shape>
            <draw:custom-shape draw:style-name="gr13" draw:text-style-name="P14" draw:layer="layout" svg:width="0.261cm" svg:height="0.262cm" draw:transform="rotate (-1.57079632679579) translate (10.833cm 23.692cm)">
              <text:p text:style-name="P14">1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2cm" svg:height="0.261cm" draw:transform="rotate (-1.57079632679579) translate (10.519cm 24.005cm)">
              <text:p text:style-name="P14">4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2cm" svg:height="0.262cm" draw:transform="rotate (-1.57079632679579) translate (10.833cm 24.006cm)">
              <text:p text:style-name="P14">3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1cm" svg:height="0.261cm" draw:transform="rotate (-1.57079632679579) translate (10.519cm 24.32cm)">
              <text:p text:style-name="P14">6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cm" svg:height="0.261cm" draw:transform="rotate (-1.57079632679579) translate (10.519cm 24.634cm)">
              <text:p text:style-name="P14">8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cm" svg:height="0.261cm" draw:transform="rotate (-1.57079632679579) translate (10.519cm 24.948cm)">
              <text:p text:style-name="P14">10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2cm" svg:height="0.261cm" draw:transform="rotate (-1.57079632679579) translate (10.519cm 25.261cm)">
              <text:p text:style-name="P14">12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1cm" svg:height="0.261cm" draw:transform="rotate (-1.57079632679579) translate (10.519cm 25.575cm)">
              <text:p text:style-name="P14">14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cm" svg:height="0.261cm" draw:transform="rotate (-1.57079632679579) translate (10.519cm 25.889cm)">
              <text:p text:style-name="P14">16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1cm" svg:height="0.261cm" draw:transform="rotate (-1.57079632679579) translate (10.519cm 26.204cm)">
              <text:p text:style-name="P14">18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cm" svg:height="0.261cm" draw:transform="rotate (-1.57079632679579) translate (10.519cm 26.517cm)">
              <text:p text:style-name="P14">20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cm" svg:height="0.261cm" draw:transform="rotate (-1.57079632679579) translate (10.519cm 26.832cm)">
              <text:p text:style-name="P14">22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1cm" svg:height="0.261cm" draw:transform="rotate (-1.57079632679579) translate (10.519cm 27.145cm)">
              <text:p text:style-name="P14">24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1cm" svg:height="0.261cm" draw:transform="rotate (-1.57079632679579) translate (10.519cm 27.459cm)">
              <text:p text:style-name="P14">26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2cm" svg:height="0.261cm" draw:transform="rotate (-1.57079632679579) translate (10.519cm 27.772cm)">
              <text:p text:style-name="P14">28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1cm" svg:height="0.261cm" draw:transform="rotate (-1.57079632679579) translate (10.519cm 28.087cm)">
              <text:p text:style-name="P14">30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1cm" svg:height="0.262cm" draw:transform="rotate (-1.57079632679579) translate (10.833cm 24.32cm)">
              <text:p text:style-name="P14">5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cm" svg:height="0.262cm" draw:transform="rotate (-1.57079632679579) translate (10.833cm 24.634cm)">
              <text:p text:style-name="P14">7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cm" svg:height="0.262cm" draw:transform="rotate (-1.57079632679579) translate (10.833cm 24.948cm)">
              <text:p text:style-name="P14">9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cm" svg:height="0.262cm" draw:transform="rotate (-1.57079632679579) translate (10.833cm 25.263cm)">
              <text:p text:style-name="P14">11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1cm" svg:height="0.262cm" draw:transform="rotate (-1.57079632679579) translate (10.833cm 25.575cm)">
              <text:p text:style-name="P14">13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2cm" svg:height="0.262cm" draw:transform="rotate (-1.57079632679579) translate (10.833cm 25.889cm)">
              <text:p text:style-name="P14">15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1cm" svg:height="0.262cm" draw:transform="rotate (-1.57079632679579) translate (10.833cm 26.204cm)">
              <text:p text:style-name="P14">17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1cm" svg:height="0.262cm" draw:transform="rotate (-1.57079632679579) translate (10.833cm 26.517cm)">
              <text:p text:style-name="P14">19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cm" svg:height="0.262cm" draw:transform="rotate (-1.57079632679579) translate (10.833cm 26.832cm)">
              <text:p text:style-name="P14">21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cm" svg:height="0.262cm" draw:transform="rotate (-1.57079632679579) translate (10.833cm 27.146cm)">
              <text:p text:style-name="P14">23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1cm" svg:height="0.262cm" draw:transform="rotate (-1.57079632679579) translate (10.833cm 27.459cm)">
              <text:p text:style-name="P14">25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2cm" svg:height="0.262cm" draw:transform="rotate (-1.57079632679579) translate (10.833cm 27.773cm)">
              <text:p text:style-name="P14">27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261cm" svg:height="0.262cm" draw:transform="rotate (-1.57079632679579) translate (10.833cm 28.087cm)">
              <text:p text:style-name="P14">29</text:p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5" draw:layer="layout" svg:width="3.104cm" svg:height="4.886cm" svg:x="11.096cm" svg:y="23.614cm">
            <draw:text-box>
              <text:p text:style-name="P15"><text:span text:style-name="T7">VDD_5V</text:span></text:p>
              <text:p text:style-name="P15"><text:span text:style-name="T7">GND</text:span></text:p>
              <text:p text:style-name="P15"><text:span text:style-name="T7">CAN2_TX</text:span></text:p>
              <text:p text:style-name="P15"><text:span text:style-name="T7">USART1_TX_EXT</text:span></text:p>
              <text:p text:style-name="P15"><text:span text:style-name="T7">I2C3_SCL</text:span></text:p>
              <text:p text:style-name="P15"><text:span text:style-name="T7">SPI3_SCK</text:span></text:p>
              <text:p text:style-name="P15"><text:span text:style-name="T7">SPI3_MISO</text:span></text:p>
              <text:p text:style-name="P15"><text:span text:style-name="T7">UART5_TX</text:span></text:p>
              <text:p text:style-name="P15"><text:span text:style-name="T7">I2C2_SCL</text:span></text:p>
              <text:p text:style-name="P15"><text:span text:style-name="T7">USART2_CTS</text:span></text:p>
              <text:p text:style-name="P15"><text:span text:style-name="T7">USART2_TX</text:span></text:p>
              <text:p text:style-name="P15"><text:span text:style-name="T7">PPM_INPUT</text:span></text:p>
              <text:p text:style-name="P15"><text:span text:style-name="T7">GPIO_EXT2</text:span></text:p>
              <text:p text:style-name="P15"><text:span text:style-name="T7">GND</text:span></text:p>
              <text:p text:style-name="P15"><text:span text:style-name="T7">ADC123_IN12</text:span></text:p>
            </draw:text-box>
          </draw:frame>
          <draw:frame draw:style-name="gr14" draw:text-style-name="P16" draw:layer="layout" svg:width="3.5cm" svg:height="4.886cm" svg:x="6.522cm" svg:y="23.614cm">
            <draw:text-box>
              <text:p text:style-name="P16"><text:span text:style-name="T7">VDD_5V</text:span></text:p>
              <text:p text:style-name="P16"><text:span text:style-name="T7">GND</text:span></text:p>
              <text:p text:style-name="P16"><text:span text:style-name="T7">CAN2_RX</text:span></text:p>
              <text:p text:style-name="P16"><text:span text:style-name="T7">USART1_RX_EXT</text:span></text:p>
              <text:p text:style-name="P16"><text:span text:style-name="T7">I2C3_SDA</text:span></text:p>
              <text:p text:style-name="P16"><text:span text:style-name="T7">SPI3_MOSI</text:span></text:p>
              <text:p text:style-name="P16"><text:span text:style-name="T7">SPI3_NSS</text:span></text:p>
              <text:p text:style-name="P16"><text:span text:style-name="T7">UART5_RX</text:span></text:p>
              <text:p text:style-name="P16"><text:span text:style-name="T7">I2C2_SDA</text:span></text:p>
              <text:p text:style-name="P16"><text:span text:style-name="T7">USART2_RTS</text:span></text:p>
              <text:p text:style-name="P16"><text:span text:style-name="T7">USART2_RX</text:span></text:p>
              <text:p text:style-name="P16"><text:span text:style-name="T7">GPIO_EXT1</text:span></text:p>
              <text:p text:style-name="P16"><text:span text:style-name="T7">PC8</text:span></text:p>
              <text:p text:style-name="P16"><text:span text:style-name="T7">ADC123_IN11</text:span></text:p>
              <text:p text:style-name="P16"><text:span text:style-name="T7">ADC123_IN13</text:span></text:p>
            </draw:text-box>
          </draw:frame>
        </draw:g>
        <draw:g>
          <draw:custom-shape draw:style-name="gr6" draw:text-style-name="P8" draw:layer="layout" svg:width="4.865cm" svg:height="0.909cm" draw:transform="rotate (-1.57079632679579) translate (19.709cm 23.583cm)">
            <text:p text:style-name="P7"><text:span text:style-name="T4">EXTERNAL</text:span></text:p>
            <draw:enhanced-geometry svg:viewBox="0 0 21600 21600" draw:type="rectangle" draw:enhanced-path="M 0 0 L 21600 0 21600 21600 0 21600 0 0 Z N"/>
          </draw:custom-shape>
          <draw:frame draw:style-name="gr15" draw:text-style-name="P16" draw:layer="layout" svg:width="5.1cm" svg:height="4.886cm" svg:x="13.7cm" svg:y="23.614cm">
            <draw:text-box>
              <text:p text:style-name="P16"><text:span text:style-name="T7">VDD_5V</text:span></text:p>
              <text:p text:style-name="P16"><text:span text:style-name="T7">VCC_3V3</text:span></text:p>
              <text:p text:style-name="P16"><text:span text:style-name="T7">I2C1_SCL</text:span></text:p>
              <text:p text:style-name="P16"><text:span text:style-name="T7">I2C1_SDA</text:span></text:p>
              <text:p text:style-name="P16"><text:span text:style-name="T7">USART2_TX</text:span></text:p>
              <text:p text:style-name="P16"><text:span text:style-name="T7">USART2_CTS</text:span></text:p>
              <text:p text:style-name="P16"><text:span text:style-name="T7">USART2_RTS</text:span></text:p>
              <text:p text:style-name="P16"><text:span text:style-name="T7">UART2_RX</text:span></text:p>
              <text:p text:style-name="P16"><text:span text:style-name="T7">USART1_TX_EXT</text:span></text:p>
              <text:p text:style-name="P16"><text:span text:style-name="T7">USART1_TX_EXT</text:span></text:p>
              <text:p text:style-name="P16"><text:span text:style-name="T7">PPM_INPUT (3-5V)</text:span></text:p>
              <text:p text:style-name="P16"><text:span text:style-name="T7">GPIO_EXT2</text:span></text:p>
              <text:p text:style-name="P16"><text:span text:style-name="T7">GPIO_EXT1</text:span></text:p>
              <text:p text:style-name="P16"><text:span text:style-name="T7">BATTERY_MONITOR (3-18V)</text:span></text:p>
              <text:p text:style-name="P16"><text:span text:style-name="T7">GND</text:span></text:p>
            </draw:text-box>
          </draw:frame>
          <draw:custom-shape draw:style-name="gr6" draw:text-style-name="P18" draw:layer="layout" svg:width="4.865cm" svg:height="0.279cm" draw:transform="rotate (-1.57079632679579) translate (19.08cm 23.584cm)">
            <text:p text:style-name="P17"><text:span text:style-name="T8">1 <text:s text:c="73"/>15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8" draw:layer="layout" svg:width="1.746cm" svg:height="0.909cm" draw:transform="rotate (-1.57079632679579) translate (6.1cm 26.661cm)">
            <text:p text:style-name="P7"><text:span text:style-name="T4">GP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8" draw:layer="layout" svg:width="1.763cm" svg:height="0.279cm" draw:transform="rotate (-1.57079632679579) translate (5.481cm 26.644cm)">
            <text:p text:style-name="P17"><text:span text:style-name="T8">1 <text:s text:c="22"/>6</text:span></text:p>
            <draw:enhanced-geometry svg:viewBox="0 0 21600 21600" draw:type="rectangle" draw:enhanced-path="M 0 0 L 21600 0 21600 21600 0 21600 0 0 Z N"/>
          </draw:custom-shape>
          <draw:frame draw:style-name="gr16" draw:text-style-name="P16" draw:layer="layout" svg:width="4cm" svg:height="2.414cm" svg:x="1.2cm" svg:y="26.486cm">
            <draw:text-box>
              <text:p text:style-name="P16"><text:span text:style-name="T7">GND</text:span></text:p>
              <text:p text:style-name="P16"><text:span text:style-name="T7">VDD_GPS (3.3 or 5V)</text:span></text:p>
              <text:p text:style-name="P16"><text:span text:style-name="T7">USART6_RX</text:span></text:p>
              <text:p text:style-name="P16"><text:span text:style-name="T7">USART6_TX</text:span></text:p>
              <text:p text:style-name="P16"><text:span text:style-name="T7">GND</text:span></text:p>
              <text:p text:style-name="P16"><text:span text:style-name="T7">NOT CONNECTED (NC)</text:span></text:p>
              <text:p text:style-name="P16"><text:span text:style-name="T7"/></text:p>
            </draw:text-box>
          </draw:frame>
        </draw:g>
        <draw:line draw:style-name="gr17" draw:text-style-name="P1" draw:layer="layout" svg:x1="1cm" svg:y1="23.3cm" svg:x2="20cm" svg:y2="23.3cm">
          <text:p/>
        </draw:line>
        <draw:line draw:style-name="gr17" draw:text-style-name="P1" draw:layer="layout" svg:x1="1cm" svg:y1="10.3cm" svg:x2="20cm" svg:y2="10.3cm">
          <text:p/>
        </draw:line>
        <draw:frame draw:style-name="gr18" draw:text-style-name="P12" draw:layer="layout" svg:width="4.7cm" svg:height="3.2cm" svg:x="1.3cm" svg:y="23.4cm">
          <draw:text-box>
            <text:list text:style-name="L1">
              <text:list-item>
                <text:p text:style-name="P12"><text:span text:style-name="T6">Input: 4.3-6V, 10 mA onboard use, max. 800 mA peripheral supply</text:span></text:p>
              </text:list-item>
              <text:list-item>
                <text:p text:style-name="P12"><text:span text:style-name="T6">Output: 5V/3.3V, fuse-limited 500 mA EXT, 5V/3.3V, fuse-limited 200 mA GPS</text:span></text:p>
              </text:list-item>
            </text:list>
          </draw:text-box>
        </draw:frame>
        <draw:line draw:style-name="gr17" draw:text-style-name="P1" draw:layer="layout" svg:x1="5.4cm" svg:y1="16.5cm" svg:x2="3.4cm" svg:y2="14.5cm">
          <text:p/>
        </draw:line>
        <draw:line draw:style-name="gr17" draw:text-style-name="P1" draw:layer="layout" svg:x1="3.4cm" svg:y1="14.5cm" svg:x2="1.4cm" svg:y2="14.5cm">
          <text:p/>
        </draw:line>
        <draw:line draw:style-name="gr17" draw:text-style-name="P1" draw:layer="layout" svg:x1="5.4cm" svg:y1="20cm" svg:x2="3.4cm" svg:y2="18cm">
          <text:p/>
        </draw:line>
        <draw:line draw:style-name="gr17" draw:text-style-name="P1" draw:layer="layout" svg:x1="3.4cm" svg:y1="18cm" svg:x2="1.4cm" svg:y2="18cm">
          <text:p/>
        </draw:line>
        <draw:line draw:style-name="gr17" draw:text-style-name="P1" draw:layer="layout" svg:x1="15.6cm" svg:y1="18.5cm" svg:x2="17.5cm" svg:y2="16.5cm">
          <text:p/>
        </draw:line>
        <draw:line draw:style-name="gr17" draw:text-style-name="P1" draw:layer="layout" svg:x1="19.5cm" svg:y1="16.5cm" svg:x2="17.5cm" svg:y2="16.5cm">
          <text:p/>
        </draw:line>
        <draw:line draw:style-name="gr17" draw:text-style-name="P1" draw:layer="layout" svg:x1="8cm" svg:y1="14.4cm" svg:x2="7cm" svg:y2="13.4cm">
          <text:p/>
        </draw:line>
        <draw:line draw:style-name="gr17" draw:text-style-name="P1" draw:layer="layout" svg:x1="7cm" svg:y1="13.4cm" svg:x2="5cm" svg:y2="13.4cm">
          <text:p/>
        </draw:line>
        <draw:line draw:style-name="gr17" draw:text-style-name="P1" draw:layer="layout" svg:x1="9.5cm" svg:y1="14.4cm" svg:x2="7.5cm" svg:y2="12.4cm">
          <text:p/>
        </draw:line>
        <draw:line draw:style-name="gr17" draw:text-style-name="P1" draw:layer="layout" svg:x1="7.5cm" svg:y1="12.4cm" svg:x2="5.5cm" svg:y2="12.4cm">
          <text:p/>
        </draw:line>
        <draw:line draw:style-name="gr17" draw:text-style-name="P1" draw:layer="layout" svg:x1="11cm" svg:y1="14.4cm" svg:x2="12.9cm" svg:y2="12.4cm">
          <text:p/>
        </draw:line>
        <draw:line draw:style-name="gr17" draw:text-style-name="P1" draw:layer="layout" svg:x1="14.9cm" svg:y1="12.4cm" svg:x2="12.9cm" svg:y2="12.4cm">
          <text:p/>
        </draw:line>
        <draw:line draw:style-name="gr17" draw:text-style-name="P1" draw:layer="layout" svg:x1="12.5cm" svg:y1="14.4cm" svg:x2="13.5cm" svg:y2="13.4cm">
          <text:p/>
        </draw:line>
        <draw:line draw:style-name="gr17" draw:text-style-name="P1" draw:layer="layout" svg:x1="15.5cm" svg:y1="13.4cm" svg:x2="13.5cm" svg:y2="13.4cm">
          <text:p/>
        </draw:line>
        <draw:frame draw:style-name="gr19" draw:text-style-name="P19" draw:layer="layout" svg:width="2.534cm" svg:height="1.685cm" svg:x="1.1cm" svg:y="16.315cm">
          <draw:text-box>
            <text:p><text:span text:style-name="T6">GPS module</text:span></text:p>
            <text:p><text:span text:style-name="T6">Connector</text:span></text:p>
            <text:p><text:span text:style-name="T6">(UART and</text:span></text:p>
            <text:p><text:span text:style-name="T6">power) </text:span></text:p>
          </draw:text-box>
        </draw:frame>
        <draw:frame draw:style-name="gr19" draw:text-style-name="P19" draw:layer="layout" svg:width="2.572cm" svg:height="0.632cm" svg:x="4.71cm" svg:y="12.815cm">
          <draw:text-box>
            <text:p><text:span text:style-name="T6">Reset Button</text:span></text:p>
          </draw:text-box>
        </draw:frame>
        <draw:frame draw:style-name="gr19" draw:text-style-name="P19" draw:layer="layout" svg:width="2.801cm" svg:height="0.983cm" svg:x="5.244cm" svg:y="11.388cm">
          <draw:text-box>
            <text:p><text:span text:style-name="T6">ARM Mini</text:span></text:p>
            <text:p><text:span text:style-name="T6">JTAG (10 pos)</text:span></text:p>
          </draw:text-box>
        </draw:frame>
        <draw:frame draw:style-name="gr19" draw:text-style-name="P19" draw:layer="layout" svg:width="2.572cm" svg:height="0.632cm" svg:x="13.228cm" svg:y="12.868cm">
          <draw:text-box>
            <text:p><text:span text:style-name="T6">USB Micro-B</text:span></text:p>
          </draw:text-box>
        </draw:frame>
        <draw:frame draw:style-name="gr19" draw:text-style-name="P19" draw:layer="layout" svg:width="3.199cm" svg:height="1.685cm" svg:x="12.7cm" svg:y="10.7cm">
          <draw:text-box>
            <text:p><text:span text:style-name="T6">Status Leds</text:span></text:p>
            <text:p><text:span text:style-name="T6">Green: Power on</text:span></text:p>
            <text:p><text:span text:style-name="T6">Blue: Activity</text:span></text:p>
            <text:p><text:span text:style-name="T6">Amber: Error</text:span></text:p>
          </draw:text-box>
        </draw:frame>
        <draw:frame draw:style-name="gr19" draw:text-style-name="P19" draw:layer="layout" svg:width="2.416cm" svg:height="1.685cm" svg:x="1.1cm" svg:y="12.815cm">
          <draw:text-box>
            <text:p><text:span text:style-name="T6">Peripherals,</text:span></text:p>
            <text:p><text:span text:style-name="T6">Computer,</text:span></text:p>
            <text:p><text:span text:style-name="T6">Radio,</text:span></text:p>
            <text:p><text:span text:style-name="T6">and motors</text:span></text:p>
          </draw:text-box>
        </draw:frame>
        <draw:frame draw:style-name="gr19" draw:text-style-name="P19" draw:layer="layout" svg:width="2.945cm" svg:height="0.983cm" svg:x="17.3cm" svg:y="15.615cm">
          <draw:text-box>
            <text:p><text:span text:style-name="T6">PX2 Expansion</text:span></text:p>
            <text:p><text:span text:style-name="T6">Bus System</text:span></text:p>
          </draw:text-box>
        </draw:frame>
        <draw:g>
          <draw:custom-shape draw:style-name="gr6" draw:text-style-name="P8" draw:layer="layout" svg:width="0.28cm" svg:height="0.909cm" svg:x="8.22cm" svg:y="16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0.28cm" svg:height="0.408cm" svg:x="8.22cm" svg:y="16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8" draw:layer="layout" svg:width="0.28cm" svg:height="0.909cm" svg:x="8cm" svg:y="15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0.28cm" svg:height="0.408cm" svg:x="8cm" svg:y="15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8" draw:layer="layout" svg:width="0.28cm" svg:height="0.909cm" draw:transform="rotate (-1.57079632679579) translate (7.5cm 19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0.28cm" svg:height="0.408cm" draw:transform="rotate (-1.57079632679579) translate (7.25cm 19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8" draw:layer="layout" svg:width="0.28cm" svg:height="0.909cm" draw:transform="rotate (-1.57079632679579) translate (7.5cm 20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0.28cm" svg:height="0.408cm" draw:transform="rotate (-1.57079632679579) translate (7.25cm 20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9" draw:text-style-name="P19" draw:layer="layout" svg:width="3.08cm" svg:height="0.632cm" svg:x="6.42cm" svg:y="18.924cm">
          <draw:text-box>
            <text:p><text:span text:style-name="T6">F2B (3.3V GPS)</text:span></text:p>
          </draw:text-box>
        </draw:frame>
        <draw:frame draw:style-name="gr19" draw:text-style-name="P19" draw:layer="layout" svg:width="2.767cm" svg:height="0.632cm" svg:x="6.4cm" svg:y="20.268cm">
          <draw:text-box>
            <text:p><text:span text:style-name="T6">F2A (5V GPS)</text:span></text:p>
          </draw:text-box>
        </draw:frame>
        <draw:frame draw:style-name="gr19" draw:text-style-name="P19" draw:layer="layout" svg:width="2.513cm" svg:height="0.632cm" svg:x="8.389cm" svg:y="16.769cm">
          <draw:text-box>
            <text:p><text:span text:style-name="T6">R9 (3.3V IO)</text:span></text:p>
          </draw:text-box>
        </draw:frame>
        <draw:frame draw:style-name="gr19" draw:text-style-name="P19" draw:layer="layout" svg:width="2.217cm" svg:height="0.632cm" svg:x="8.156cm" svg:y="15.768cm">
          <draw:text-box>
            <text:p><text:span text:style-name="T6">R7 (5V IO)</text:span></text:p>
          </draw:text-box>
        </draw:frame>
        <draw:circle draw:style-name="gr22" draw:text-style-name="P1" draw:layer="layout" svg:width="2.5cm" svg:height="2.5cm" svg:x="7cm" svg:y="15.3cm">
          <text:p/>
        </draw:circle>
        <draw:circle draw:style-name="gr22" draw:text-style-name="P1" draw:layer="layout" svg:width="2.5cm" svg:height="2.5cm" svg:x="5.8cm" svg:y="18.6cm">
          <text:p/>
        </draw:circle>
        <draw:frame draw:style-name="gr19" draw:text-style-name="P21" draw:layer="layout" svg:width="8.647cm" svg:height="0.983cm" svg:x="1cm" svg:y="10.4cm">
          <draw:text-box>
            <text:p text:style-name="P20"><text:span text:style-name="T9">Note: Either stuff R7 OR R9 and either F2A OR F2B</text:span><text:span text:style-name="T9"><text:line-break/></text:span><text:span text:style-name="T9">jumpers to select 5V or 3.3 V IO/peripheral suppl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6T12:20:43</meta:creation-date>
    <dc:date>2011-04-16T19:00:43</dc:date>
    <meta:editing-duration>PT6H40M3S</meta:editing-duration>
    <meta:editing-cycles>26</meta:editing-cycles>
    <meta:generator>OpenOffice.org/3.3$Unix OpenOffice.org_project/330m20$Build-9567</meta:generator>
    <meta:document-statistic meta:object-count="150"/>
  </office:meta>
</office:document-meta>
</file>